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b2f" officeooo:paragraph-rsid="001dbb2f"/>
    </style:style>
    <style:style style:name="P2" style:family="paragraph" style:parent-style-name="Standard">
      <style:text-properties officeooo:rsid="001e6554" officeooo:paragraph-rsid="001e6554"/>
    </style:style>
    <style:style style:name="P3" style:family="paragraph" style:parent-style-name="Standard">
      <style:text-properties officeooo:rsid="001e6554" officeooo:paragraph-rsid="001feec9"/>
    </style:style>
    <style:style style:name="T1" style:family="text">
      <style:text-properties officeooo:rsid="001e6554"/>
    </style:style>
    <style:style style:name="T2" style:family="text">
      <style:text-properties officeooo:rsid="001fee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king Website:</text:p>
      <text:p text:style-name="P1"/>
      <text:p text:style-name="P1"/>
      <text:p text:style-name="P1"/>
      <text:p text:style-name="P1">Mandatory:</text:p>
      <text:p text:style-name="P1"/>
      <text:p text:style-name="P1">Priority 0 : <text:s/>Comments (guest and user) - Rate</text:p>
      <text:p text:style-name="P1">Priority 1: Instagram pictures (API)</text:p>
      <text:p text:style-name="P1">Priority 2: Weather</text:p>
      <text:p text:style-name="P1">Priority 3: <text:span text:style-name="T1">ratings</text:span></text:p>
      <text:p text:style-name="P1"/>
      <text:p text:style-name="P1"/>
      <text:p text:style-name="P1"/>
      <text:p text:style-name="P1"/>
      <text:p text:style-name="P1"/>
      <text:p text:style-name="P1"/>
      <text:p text:style-name="P2">BUSINESS RULES:</text:p>
      <text:p text:style-name="P2"/>
      <text:p text:style-name="P2">what we need:</text:p>
      <text:p text:style-name="P2"/>
      <text:p text:style-name="P2">specific mountains and hiking trails already placed in.</text:p>
      <text:p text:style-name="P2">option for individuals to sign up </text:p>
      <text:p text:style-name="P2">- profile:</text:p>
      <text:p text:style-name="P3"><text:tab/>image, user name, email, password.</text:p>
      <text:p text:style-name="P3">- <text:span text:style-name="T2">views:</text:span></text:p>
      <text:p text:style-name="P3"><text:tab/>-<text:span text:style-name="T2">include weather</text:span></text:p>
      <text:p text:style-name="P3"><text:tab/>- <text:span text:style-name="T2">hiking trail info.</text:span></text:p>
      <text:p text:style-name="P3"><text:tab/>- <text:span text:style-name="T2">comments</text:span></text:p>
      <text:p text:style-name="P3"><text:tab/>– <text:span text:style-name="T2">ratinngs</text:span></text:p>
      <text:p text:style-name="P3"><text:s/><text:tab/>-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4:04:34.731464704</meta:creation-date>
    <dc:date>2015-02-27T14:33:26.529008877</dc:date>
    <meta:editing-duration>PT14M53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18" meta:word-count="61" meta:character-count="379" meta:non-whitespace-character-count="325"/>
  </office:meta>
</office:document-meta>
</file>